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Text_20_body">
      <style:text-properties fo:font-size="16pt" style:font-size-asian="16pt" style:font-size-complex="16pt"/>
    </style:style>
    <style:style style:name="P2" style:family="paragraph" style:parent-style-name="Text_20_body">
      <style:text-properties fo:font-size="16pt" style:font-name-asian="宋体1" style:font-size-asian="16pt" style:font-weight-asian="bold" style:font-size-complex="16pt"/>
    </style:style>
    <style:style style:name="P3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1.455cm" fo:margin-right="0cm" fo:text-indent="-0.741cm" style:auto-text-indent="false"/>
      <style:text-properties fo:font-size="18pt" style:font-size-asian="18pt" style:font-size-complex="18pt"/>
    </style:style>
    <style:style style:name="P5" style:family="paragraph" style:parent-style-name="Text_20_body">
      <style:paragraph-properties fo:margin-left="1.482cm" fo:margin-right="0cm" fo:text-indent="-0.741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1.482cm" fo:margin-right="0cm" fo:text-indent="-0.741cm" style:auto-text-indent="false"/>
      <style:text-properties fo:font-size="16pt" style:font-name-asian="宋体1" style:font-size-asian="16pt" style:font-weight-asian="bold" style:font-size-complex="16pt"/>
    </style:style>
    <style:style style:name="P7" style:family="paragraph" style:parent-style-name="Text_20_body">
      <style:paragraph-properties fo:margin-left="2.196cm" fo:margin-right="0cm" fo:text-indent="-0.741cm" style:auto-text-indent="false"/>
      <style:text-properties fo:font-size="16pt" style:font-size-asian="16pt" style:font-size-complex="16pt"/>
    </style:style>
    <style:style style:name="P8" style:family="paragraph" style:parent-style-name="Text_20_body">
      <style:paragraph-properties fo:margin-left="0.741cm" fo:margin-right="0cm" fo:text-indent="-0.741cm" style:auto-text-indent="false"/>
      <style:text-properties fo:font-size="18pt" style:font-size-asian="18pt" style:font-size-complex="18pt"/>
    </style:style>
    <style:style style:name="P9" style:family="paragraph" style:parent-style-name="Text_20_body">
      <style:paragraph-properties fo:margin-left="0cm" fo:margin-right="0cm" fo:text-indent="0.741cm" style:auto-text-indent="false"/>
      <style:text-properties fo:font-size="18pt" style:font-size-asian="18pt" style:font-size-complex="18pt"/>
    </style:style>
    <style:style style:name="P10" style:family="paragraph" style:parent-style-name="Text_20_body" style:master-page-name="">
      <loext:graphic-properties draw:fill="none"/>
      <style:paragraph-properties fo:margin-left="1.499cm" fo:margin-right="-2.799cm" fo:margin-top="0cm" fo:margin-bottom="0.212cm" loext:contextual-spacing="false" fo:text-indent="-0.7cm" style:auto-text-indent="false" style:page-number="auto" fo:background-color="transparent"/>
      <style:text-properties fo:font-size="18pt" style:font-size-asian="18pt" style:font-size-complex="18pt"/>
    </style:style>
    <style:style style:name="P11" style:family="paragraph" style:parent-style-name="Heading_20_1">
      <style:text-properties fo:font-size="18pt" style:font-size-asian="18pt" style:font-size-complex="18pt"/>
    </style:style>
    <style:style style:name="T1" style:family="text">
      <style:text-properties fo:font-weight="bold"/>
    </style:style>
    <style:style style:name="T2" style:family="text">
      <style:text-properties style:font-name="Calibri"/>
    </style:style>
    <style:style style:name="T3" style:family="text">
      <style:text-properties style:font-name="Calibri" fo:font-weight="bold"/>
    </style:style>
    <style:style style:name="T4" style:family="text">
      <style:text-properties style:font-name="Calibri" fo:font-size="18pt" style:font-size-asian="18pt" style:font-size-complex="18pt"/>
    </style:style>
    <style:style style:name="T5" style:family="text">
      <style:text-properties style:font-name-asian="宋体1"/>
    </style:style>
    <style:style style:name="T6" style:family="text">
      <style:text-properties style:font-name-asian="宋体1" style:font-weight-asian="bold"/>
    </style:style>
    <style:style style:name="T7" style:family="text">
      <style:text-properties style:font-name="Wingdings"/>
    </style:style>
    <style:style style:name="T8" style:family="text">
      <style:text-properties style:font-name="Wingdings" fo:font-weight="bold"/>
    </style:style>
    <style:style style:name="T9" style:family="text">
      <style:text-properties style:font-name="Wingdings" fo:font-size="18pt" style:font-size-asian="18pt" style:font-size-complex="18pt"/>
    </style:style>
    <style:style style:name="T10" style:family="text">
      <style:text-properties fo:color="#ff0000"/>
    </style:style>
    <style:style style:name="T11" style:family="text">
      <style:text-properties fo:color="#ff0000" style:font-name="Wingdings"/>
    </style:style>
    <style:style style:name="T12" style:family="text">
      <style:text-properties fo:color="#ff0000" style:font-name="Wingdings" fo:font-weight="bold"/>
    </style:style>
    <style:style style:name="T13" style:family="text">
      <style:text-properties fo:color="#ff0000" style:font-name-asian="宋体1"/>
    </style:style>
    <style:style style:name="T14" style:family="text">
      <style:text-properties fo:color="#ff0000" style:font-name-asian="宋体1" style:font-weight-asian="bold"/>
    </style:style>
    <style:style style:name="T15" style:family="text">
      <style:text-properties fo:color="#ff0000" officeooo:rsid="001ab2e0" style:font-name-asian="宋体1" style:language-asian="zh" style:country-asian="CN" style:font-weight-asian="bold"/>
    </style:style>
    <style:style style:name="T16" style:family="text">
      <style:text-properties fo:color="#ff0000" officeooo:rsid="00234199" style:font-name-asian="宋体1" style:language-asian="zh" style:country-asian="CN" style:font-weight-asian="bold"/>
    </style:style>
    <style:style style:name="T17" style:family="text">
      <style:text-properties fo:color="#ff0000" officeooo:rsid="0024b7f1" style:font-name-asian="宋体1" style:language-asian="zh" style:country-asian="CN" style:font-weight-asian="bold"/>
    </style:style>
    <style:style style:name="T18" style:family="text">
      <style:text-properties fo:color="#ff0000" style:font-name="Calibri"/>
    </style:style>
    <style:style style:name="T19" style:family="text">
      <style:text-properties fo:color="#ff0000" fo:font-weight="bold"/>
    </style:style>
    <style:style style:name="T20" style:family="text">
      <style:text-properties fo:color="#000000"/>
    </style:style>
    <style:style style:name="T21" style:family="text">
      <style:text-properties fo:color="#000000" style:font-name-asian="宋体1"/>
    </style:style>
    <style:style style:name="T22" style:family="text">
      <style:text-properties fo:color="#000000" style:font-name="Calibri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8pt" style:font-name-asian="宋体1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span text:style-name="T1">4 </text:span><text:span text:style-name="T3">J</text:span><text:span text:style-name="T1">SP</text:span><text:span text:style-name="T6">内置对象</text:span></text:h>
      <text:p text:style-name="P8"><text:span text:style-name="T8">Ø</text:span><text:span text:style-name="T1">1</text:span><text:span text:style-name="T6">　什么是内置对象（面试常问）</text:span></text:p>
      <text:p text:style-name="P9"><text:span text:style-name="T5">内置对象是在</text:span>JSP<text:span text:style-name="T5">页面中无需创建就可以直接使用的变量。在</text:span><text:span text:style-name="T2">JSP</text:span><text:span text:style-name="T5">中一共有</text:span><text:span text:style-name="T2">9</text:span><text:span text:style-name="T5">个这样的对象！它们分别是：</text:span></text:p>
      <text:p text:style-name="P4"><text:span text:style-name="T7">l</text:span>out<text:span text:style-name="T5">（</text:span><text:span text:style-name="T2">JspWriter</text:span><text:span text:style-name="T5">）；</text:span></text:p>
      <text:p text:style-name="P4"><text:span text:style-name="T7">l</text:span>config<text:span text:style-name="T5">（</text:span><text:span text:style-name="T2">ServletConfig</text:span><text:span text:style-name="T5">）；</text:span></text:p>
      <text:p text:style-name="P4"><text:span text:style-name="T7">l</text:span>page<text:span text:style-name="T5">（当前</text:span><text:span text:style-name="T2">JSP</text:span><text:span text:style-name="T5">的真身类型）；</text:span></text:p>
      <text:p text:style-name="P4"><text:span text:style-name="T11">l</text:span><text:span text:style-name="T10">pageContext</text:span><text:span text:style-name="T13">（</text:span><text:span text:style-name="T18">PageContext</text:span><text:span text:style-name="T13">）；</text:span></text:p>
      <text:p text:style-name="P4"><text:span text:style-name="T11">l</text:span><text:span text:style-name="T10">exception</text:span><text:span text:style-name="T13">（</text:span><text:span text:style-name="T18">Throwable</text:span><text:span text:style-name="T13">）；</text:span></text:p>
      <text:p text:style-name="P4"><text:span text:style-name="T11">l</text:span><text:span text:style-name="T10">request</text:span><text:span text:style-name="T13">（</text:span><text:span text:style-name="T18">HttpServletRequest</text:span><text:span text:style-name="T13">）；</text:span></text:p>
      <text:p text:style-name="P4"><text:span text:style-name="T11">l</text:span><text:span text:style-name="T10">response</text:span><text:span text:style-name="T13">（</text:span><text:span text:style-name="T18">HttpServletResponse</text:span><text:span text:style-name="T13">）；</text:span></text:p>
      <text:p text:style-name="P4"><text:span text:style-name="T11">l</text:span><text:span text:style-name="T10">application</text:span><text:span text:style-name="T13">（</text:span><text:span text:style-name="T18">ServletContext</text:span><text:span text:style-name="T13">）；</text:span></text:p>
      <text:p text:style-name="P4"><text:span text:style-name="T11">l</text:span><text:span text:style-name="T10">Session </text:span><text:span text:style-name="T13">（</text:span><text:span text:style-name="T18">HttpSession</text:span><text:span text:style-name="T13">）。</text:span></text:p>
      <text:p text:style-name="P8"><text:span text:style-name="T8">Ø</text:span><text:span text:style-name="T1">2</text:span><text:span text:style-name="T6">　隐藏对象概述</text:span></text:p>
      <text:p text:style-name="P4"><text:span text:style-name="T7">l</text:span>out<text:span text:style-name="T5">：最为常用的方法是</text:span><text:span text:style-name="T2">print()</text:span><text:span text:style-name="T5">，向页面输出！它与</text:span><text:span text:style-name="T2">response.getWriter()</text:span><text:span text:style-name="T5">基本相同！</text:span></text:p>
      <text:p text:style-name="P4"><text:span text:style-name="T7">l</text:span>config<text:span text:style-name="T5">：在页面中基本没有什么用，但如果</text:span><text:span text:style-name="T2">JSP</text:span><text:span text:style-name="T5">在</text:span><text:span text:style-name="T2">web.xml</text:span><text:span text:style-name="T5">中存在配置，而且存在初始化参数，那么可以使用</text:span><text:span text:style-name="T2">config</text:span><text:span text:style-name="T5">来获取；</text:span><text:span text:style-name="T20">config</text:span><text:span text:style-name="T21">对象的功能是：</text:span><text:span text:style-name="T22">getServletContext()</text:span><text:span text:style-name="T21">、</text:span><text:span text:style-name="T22">getServletName()</text:span><text:span text:style-name="T21">、</text:span><text:span text:style-name="T22">getInitParameter()</text:span><text:span text:style-name="T21">，这三个方法在</text:span><text:span text:style-name="T22">JSP</text:span><text:span text:style-name="T21">中都没什么用。所以</text:span><text:span text:style-name="T22">config</text:span><text:span text:style-name="T21">就没什么用了。</text:span><text:span text:style-name="T22">JSP</text:span><text:span text:style-name="T21">也可以在</text:span><text:span text:style-name="T22">web.xml</text:span><text:span text:style-name="T21">中配置，但我们没有配置它的必要！</text:span></text:p>
      <text:p text:style-name="P4"><text:span text:style-name="T7">l</text:span>page<text:span text:style-name="T5">：基本没用！表示当前</text:span><text:span text:style-name="T2">JSP</text:span><text:span text:style-name="T5">页面的当前实例！在页面中使用</text:span><text:span text:style-name="T2">this</text:span><text:span text:style-name="T5">和使用</text:span><text:span text:style-name="T2">page</text:span><text:span text:style-name="T5">是相同的；</text:span><text:span text:style-name="T21">也没什么用。</text:span></text:p>
      <text:p text:style-name="P4"><text:span text:style-name="T7">l</text:span>request<text:span text:style-name="T5">：与</text:span><text:span text:style-name="T2">Servlet</text:span><text:span text:style-name="T5">中的</text:span><text:span text:style-name="T2">request</text:span><text:span text:style-name="T5">一样，没有区别；</text:span></text:p>
      <text:p text:style-name="P4"><text:span text:style-name="T7">l</text:span>response<text:span text:style-name="T5">：与</text:span><text:span text:style-name="T2">Servlet</text:span><text:span text:style-name="T5">中的</text:span><text:span text:style-name="T2">response</text:span><text:span text:style-name="T5">一样，没有区别；</text:span></text:p>
      <text:p text:style-name="P10"><text:soft-page-break/><text:span text:style-name="T7">l</text:span><text:span text:style-name="T10">application</text:span><text:span text:style-name="T13">：就是</text:span><text:span text:style-name="T18">ServletContext</text:span><text:span text:style-name="T13">对象</text:span><text:span text:style-name="T5">；</text:span></text:p>
      <text:p text:style-name="P4"><text:span text:style-name="T7">l</text:span><text:span text:style-name="T10">session</text:span><text:span text:style-name="T13">：就是</text:span><text:span text:style-name="T18">HttpSession</text:span><text:span text:style-name="T13">对象</text:span><text:span text:style-name="T5">；</text:span></text:p>
      <text:p text:style-name="P3"><text:span text:style-name="T9">l</text:span><text:span text:style-name="T23">exception</text:span><text:span text:style-name="T24">：虽然名字叫</text:span><text:span text:style-name="T4">exception</text:span><text:span text:style-name="T24">，但类型为</text:span><text:span text:style-name="T4">Throwable</text:span><text:span text:style-name="T24">。它只能</text:span><text:span text:style-name="T5">在错误页中可以使用！</text:span><text:span text:style-name="T21">后面讲</text:span></text:p>
      <text:p text:style-name="P3"><text:span text:style-name="T7">l</text:span>pageContext<text:span text:style-name="T5">：很有用的东西，下面会讲解。</text:span><text:span text:style-name="T21">你以后可能不会经常直接使用它，但一定间接使用它</text:span></text:p>
      <text:p text:style-name="P1"><text:span text:style-name="T8">Ø</text:span><text:span text:style-name="T1">4</text:span><text:span text:style-name="T6">　</text:span><text:span text:style-name="T3">JSP</text:span><text:span text:style-name="T6">四个域对象</text:span></text:p>
      <text:p text:style-name="P6">域的范围和属性管理</text:p>
      <text:p text:style-name="P5"><text:span text:style-name="T12">n</text:span><text:span text:style-name="T19">pageContext</text:span><text:span text:style-name="T14">范围； 当前页面之内有效</text:span></text:p>
      <text:p text:style-name="P5"><text:span text:style-name="T12">n</text:span><text:span text:style-name="T19">request</text:span><text:span text:style-name="T14">范围；当前的请求内有效</text:span><text:span text:style-name="T16">(服务器跳转的页面有效)</text:span></text:p>
      <text:p text:style-name="P5"><text:span text:style-name="T12">n</text:span><text:span text:style-name="T19">session</text:span><text:span text:style-name="T14">范围；当前的会话内有效</text:span><text:span text:style-name="T17">(浏览器不关闭)</text:span></text:p>
      <text:p text:style-name="P5"><text:span text:style-name="T12">n</text:span><text:span text:style-name="T19">application</text:span><text:span text:style-name="T14">范围；当前这次服务器生命周期内有效</text:span><text:span text:style-name="T15">(各种浏览器都能用)</text:span></text:p>
      <text:p text:style-name="P1"><text:tab/><text:span text:style-name="T5">域对象的共同特点是都管理域中的属性：</text:span></text:p>
      <text:p text:style-name="P1"><text:tab/><text:tab/><text:span text:style-name="T5">他们有着相同的方法</text:span></text:p>
      <text:p text:style-name="P7"><text:span text:style-name="T7">Ø</text:span>void setAttribute(String name, Object value)<text:span text:style-name="T5">；</text:span></text:p>
      <text:p text:style-name="P7"><text:span text:style-name="T7">Ø</text:span>Object getAttrbiute(String name, Object value)<text:span text:style-name="T5">；</text:span></text:p>
      <text:p text:style-name="P1">void removeAttribute(String name, Object value)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37S</meta:editing-duration>
    <meta:editing-cycles>12</meta:editing-cycles>
    <meta:generator>LibreOffice/5.3.0.3$Windows_X86_64 LibreOffice_project/7074905676c47b82bbcfbea1aeefc84afe1c50e1</meta:generator>
    <dc:date>2018-03-26T07:56:49.081000000</dc:date>
    <meta:document-statistic meta:table-count="0" meta:image-count="0" meta:object-count="0" meta:page-count="2" meta:paragraph-count="33" meta:word-count="558" meta:character-count="1148" meta:non-whitespace-character-count="1127"/>
    <meta:user-defined meta:name="Info 1"/>
    <meta:user-defined meta:name="Info 2"/>
    <meta:user-defined meta:name="Info 3"/>
    <meta:user-defined meta:name="Info 4"/>
  </office:meta>
</office:document-meta>
</file>